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7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159cm" svg:stroke-color="#111111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13.3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24cm"/>
      <style:paragraph-properties style:writing-mode="lr-tb"/>
    </style:style>
    <style:style style:name="gr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5.8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5.7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1.198cm" fo:min-width="3.299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106cm" svg:stroke-color="#111111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1.198cm" fo:min-width="3.8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76cm"/>
      <style:paragraph-properties style:writing-mode="lr-tb"/>
    </style:style>
    <style:style style:name="gr12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1.198cm" fo:min-width="1.962cm" fo:padding-top="0.151cm" fo:padding-bottom="0.151cm" fo:padding-left="0.276cm" fo:padding-right="0.276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32pt"/>
    </style:style>
    <style:style style:name="P2" style:family="paragraph">
      <loext:graphic-properties draw:fill-color="#ffffff"/>
      <style:paragraph-properties fo:text-align="center"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6pt"/>
    </style:style>
    <style:style style:name="P5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0000" loext:opacity="100%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cm" svg:height="3.556cm" svg:x="16.1cm" svg:y="1.066cm">
          <text:p text:style-name="P1"><text:span text:style-name="T1">H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1cm" svg:y1="5.11cm" svg:x2="20.1cm" svg:y2="7cm">
          <text:p/>
        </draw:line>
        <draw:custom-shape draw:style-name="gr1" draw:text-style-name="P2" draw:layer="layout" svg:width="8cm" svg:height="3.556cm" svg:x="16.1cm" svg:y="7.388cm">
          <text:p text:style-name="P1"><text:span text:style-name="T1">72 <text:s/>10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1cm" svg:y1="11.554cm" svg:x2="20.1cm" svg:y2="13.6cm">
          <text:p/>
        </draw:line>
        <draw:custom-shape draw:style-name="gr3" draw:text-style-name="P2" draw:layer="layout" svg:width="13.9cm" svg:height="3.556cm" svg:x="13.2cm" svg:y="14.064cm">
          <text:p text:style-name="P1"><text:span text:style-name="T1">01001000 <text:s/>0110100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cm" svg:height="2.301cm" svg:x="1.5cm" svg:y="1.76cm">
          <draw:text-box>
            <text:p><text:span text:style-name="T2">Original </text:span><text:span text:style-name="T2">characters</text:span></text:p>
          </draw:text-box>
        </draw:frame>
        <draw:frame draw:style-name="gr5" draw:text-style-name="P5" draw:layer="layout" svg:width="7.1cm" svg:height="2.974cm" svg:x="1.4cm" svg:y="7.644cm">
          <draw:text-box>
            <text:p><text:span text:style-name="T3">De</text:span><text:span text:style-name="T3">ci</text:span><text:span text:style-name="T3">m</text:span><text:span text:style-name="T3">al </text:span><text:span text:style-name="T3">re</text:span><text:span text:style-name="T3">pr</text:span><text:span text:style-name="T3">es</text:span><text:span text:style-name="T3">en</text:span><text:span text:style-name="T3">tat</text:span><text:span text:style-name="T3">ion</text:span></text:p>
          </draw:text-box>
        </draw:frame>
        <draw:frame draw:style-name="gr5" draw:text-style-name="P5" draw:layer="layout" svg:width="7.1cm" svg:height="2.974cm" svg:x="1.4cm" svg:y="14.29cm">
          <draw:text-box>
            <text:p><text:span text:style-name="T3">Binary representation</text:span></text:p>
          </draw:text-box>
        </draw:frame>
        <draw:custom-shape draw:style-name="gr6" draw:text-style-name="P2" draw:layer="layout" svg:width="6.4cm" svg:height="3.556cm" svg:x="9.6cm" svg:y="19.964cm">
          <text:p text:style-name="P1"><text:span text:style-name="T1">01001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cm" svg:height="3.556cm" svg:x="17cm" svg:y="19.944cm">
          <text:p text:style-name="P1"><text:span text:style-name="T1">000110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1cm" svg:height="2.974cm" svg:x="1.4cm" svg:y="20.29cm">
          <draw:text-box>
            <text:p><text:span text:style-name="T3">6 bit </text:span><text:span text:style-name="T3">tran</text:span><text:span text:style-name="T3">sfor</text:span><text:span text:style-name="T3">mati</text:span><text:span text:style-name="T3">on</text:span></text:p>
          </draw:text-box>
        </draw:frame>
        <draw:custom-shape draw:style-name="gr8" draw:text-style-name="P3" draw:layer="layout" svg:width="3.851cm" svg:height="1.5cm" svg:x="14.734cm" svg:y="15.1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6.4cm" svg:y1="16.8cm" svg:x2="15cm" svg:y2="19.7cm">
          <text:p/>
        </draw:line>
        <draw:custom-shape draw:style-name="gr10" draw:text-style-name="P7" draw:layer="layout" svg:width="4.392cm" svg:height="1.5cm" svg:x="18.586cm" svg:y="15.1cm">
          <text:p text:style-name="P6"><text:s/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7cm" svg:y1="16.574cm" svg:x2="20.7cm" svg:y2="19.5cm">
          <text:p/>
        </draw:line>
        <draw:frame draw:style-name="gr11" draw:text-style-name="P5" draw:layer="layout" svg:width="7.1cm" svg:height="3.326cm" svg:x="1.4cm" svg:y="26.89cm">
          <draw:text-box>
            <text:p><text:span text:style-name="T3">Deci</text:span><text:span text:style-name="T3">mal </text:span><text:span text:style-name="T3">repre</text:span><text:span text:style-name="T3">senta</text:span><text:span text:style-name="T3">tion </text:span><text:span text:style-name="T3">of the </text:span><text:span text:style-name="T3">6 bit</text:span></text:p>
          </draw:text-box>
        </draw:frame>
        <draw:custom-shape draw:style-name="gr1" draw:text-style-name="P2" draw:layer="layout" svg:width="8cm" svg:height="3.556cm" svg:x="16cm" svg:y="26.788cm">
          <text:p text:style-name="P1"><text:span text:style-name="T1">18 <text:s/>6 <text:s/>3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cm" svg:y1="24cm" svg:x2="16.836cm" svg:y2="26.377cm">
          <text:p/>
        </draw:line>
        <draw:frame draw:style-name="gr5" draw:text-style-name="P5" draw:layer="layout" svg:width="7.1cm" svg:height="2.974cm" svg:x="1.4cm" svg:y="33.29cm">
          <draw:text-box>
            <text:p><text:span text:style-name="T3">Characters in Base64</text:span></text:p>
          </draw:text-box>
        </draw:frame>
        <draw:custom-shape draw:style-name="gr1" draw:text-style-name="P2" draw:layer="layout" svg:width="8cm" svg:height="3.556cm" svg:x="16cm" svg:y="33.088cm">
          <text:p text:style-name="P1"><text:span text:style-name="T1">SG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cm" svg:height="3.556cm" svg:x="24.4cm" svg:y="19.944cm">
          <text:p text:style-name="P1"><text:span text:style-name="T1">1001</text:span><text:span text:style-name="T4">0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514cm" svg:height="1.5cm" svg:x="22.986cm" svg:y="15.1cm">
          <text:p text:style-name="P6"><text:s/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4.6cm" svg:y1="16.748cm" svg:x2="26.1cm" svg:y2="19.7cm">
          <text:p/>
        </draw:line>
        <draw:line draw:style-name="gr2" draw:text-style-name="P3" draw:layer="layout" svg:x1="20cm" svg:y1="30.714cm" svg:x2="20cm" svg:y2="32.76cm">
          <text:p/>
        </draw:line>
        <draw:line draw:style-name="gr2" draw:text-style-name="P3" draw:layer="layout" svg:x1="20cm" svg:y1="24.174cm" svg:x2="20cm" svg:y2="26.22cm">
          <text:p/>
        </draw:line>
        <draw:line draw:style-name="gr2" draw:text-style-name="P3" draw:layer="layout" svg:x1="26.496cm" svg:y1="23.961cm" svg:x2="23.66cm" svg:y2="26.338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cm" fo:page-height="4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438cm" svg:height="7.575cm" svg:x="2.28cm" svg:y="2.485cm"/>
      <draw:page-thumbnail draw:layer="backgroundobjects" svg:width="6.438cm" svg:height="7.575cm" svg:x="2.28cm" svg:y="11.061cm"/>
      <draw:page-thumbnail draw:layer="backgroundobjects" svg:width="6.438cm" svg:height="7.575cm" svg:x="2.28cm" svg:y="19.637cm"/>
      <draw:page-thumbnail draw:layer="backgroundobjects" svg:width="6.438cm" svg:height="7.575cm" svg:x="12.28cm" svg:y="2.485cm"/>
      <draw:page-thumbnail draw:layer="backgroundobjects" svg:width="6.438cm" svg:height="7.575cm" svg:x="12.28cm" svg:y="11.061cm"/>
      <draw:page-thumbnail draw:layer="backgroundobjects" svg:width="6.438cm" svg:height="7.575cm" svg:x="12.28cm" svg:y="19.637cm"/>
    </style:handout-master>
    <style:master-page style:name="Default" style:page-layout-name="PM1" draw:style-name="Mdp1">
      <draw:frame presentation:style-name="Default-title" draw:layer="backgroundobjects" svg:width="25.199cm" svg:height="4.674cm" svg:x="1.4cm" svg:y="1.116cm" presentation:class="title" presentation:placeholder="true">
        <draw:text-box/>
      </draw:frame>
      <draw:frame presentation:style-name="Default-outline1" draw:layer="backgroundobjects" svg:width="25.199cm" svg:height="16.238cm" svg:x="1.4cm" svg:y="6.551cm" presentation:class="outline" presentation:placeholder="true">
        <draw:text-box/>
      </draw:frame>
      <draw:frame presentation:style-name="Mpr1" draw:text-style-name="MP2" draw:layer="backgroundobjects" svg:width="6.523cm" svg:height="1.929cm" svg:x="1.4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929cm" svg:x="9.57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929cm" svg:x="20.076cm" svg:y="25.5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8T19:48:11.936394076</meta:creation-date>
    <dc:date>2024-05-28T21:14:21.702478425</dc:date>
    <meta:editing-duration>PT49M59S</meta:editing-duration>
    <meta:editing-cycles>56</meta:editing-cycles>
    <meta:generator>LibreOffice/7.3.7.2$Linux_X86_64 LibreOffice_project/30$Build-2</meta:generator>
    <meta:document-statistic meta:object-count="49"/>
  </office:meta>
</office:document-meta>
</file>